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6pt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duino motor</text:p>
      <text:p text:style-name="P2"/>
      <text:p text:style-name="P3">The arduino motor shield is based on the L298</text:p>
      <text:p text:style-name="P3"/>
      <text:p text:style-name="P3"><text:s/>(data base) which is a dual full-bridge driver</text:p>
      <text:p text:style-name="P3"/>
      <text:p text:style-name="P3"><text:s/>designed to drive inductive loads such as relays ,</text:p>
      <text:p text:style-name="P3"/>
      <text:p text:style-name="P3"><text:s/>solenoids , DC and stepping motors. It lets you</text:p>
      <text:p text:style-name="P3"/>
      <text:p text:style-name="P3"><text:s/>drive two DC motors with your arduino board ,</text:p>
      <text:p text:style-name="P3"/>
      <text:p text:style-name="P3"><text:s/>controlling the speed and direction of each one</text:p>
      <text:p text:style-name="P3"/>
      <text:p text:style-name="P3"><text:s/>independent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 ss</meta:initial-creator>
    <meta:creation-date>2018-07-08T08:40:48.48</meta:creation-date>
    <meta:document-statistic meta:table-count="0" meta:image-count="0" meta:object-count="0" meta:page-count="1" meta:paragraph-count="8" meta:word-count="55" meta:character-count="313"/>
    <dc:date>2018-07-08T08:47:03.55</dc:date>
    <dc:creator>aa ss</dc:creator>
    <meta:editing-duration>PT6M15S</meta:editing-duration>
    <meta:editing-cycles>1</meta:editing-cycles>
    <meta:generator>OpenOffice/4.1.1$Win32 OpenOffice.org_project/411m6$Build-9775</meta:generator>
  </office:meta>
</office:document-meta>
</file>